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c7c" officeooo:paragraph-rsid="000dbc7c"/>
    </style:style>
    <style:style style:name="P2" style:family="paragraph" style:parent-style-name="Standard">
      <style:text-properties fo:font-style="normal" officeooo:rsid="000dbc7c" officeooo:paragraph-rsid="000dbc7c" style:font-style-asian="normal" style:font-style-complex="normal"/>
    </style:style>
    <style:style style:name="P3" style:family="paragraph" style:parent-style-name="Standard">
      <style:text-properties fo:font-style="normal" officeooo:rsid="000de035" officeooo:paragraph-rsid="000de035" style:font-style-asian="normal" style:font-style-complex="normal"/>
    </style:style>
    <style:style style:name="P4" style:family="paragraph" style:parent-style-name="Standard">
      <style:text-properties fo:font-style="normal" officeooo:rsid="000e1278" officeooo:paragraph-rsid="000e1278" style:font-style-asian="normal" style:font-style-complex="normal"/>
    </style:style>
    <style:style style:name="P5" style:family="paragraph" style:parent-style-name="Standard">
      <style:text-properties fo:font-style="normal" officeooo:rsid="000ed167" officeooo:paragraph-rsid="000ed167" style:font-style-asian="normal" style:font-style-complex="normal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Standard">
      <style:text-properties fo:font-style="normal" officeooo:rsid="000ed167" officeooo:paragraph-rsid="000ed167" style:font-style-asian="normal" style:font-style-complex="normal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0ed167" officeooo:paragraph-rsid="000ed167" style:font-style-asian="normal" style:font-style-complex="normal"/>
    </style:style>
    <style:style style:name="P9" style:family="paragraph" style:parent-style-name="Text_20_body">
      <style:text-properties fo:font-style="normal" officeooo:rsid="000ed167" officeooo:paragraph-rsid="000ed167" style:font-style-asian="normal" style:font-style-complex="normal"/>
    </style:style>
    <style:style style:name="T1" style:family="text">
      <style:text-properties officeooo:rsid="000ed167"/>
    </style:style>
    <style:style style:name="T2" style:family="text">
      <style:text-properties style:font-name="monospace" fo:font-weight="bold"/>
    </style:style>
    <style:style style:name="T3" style:family="text">
      <style:text-properties fo:color="#ef2929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b (EFI)</text:p>
      <text:p text:style-name="P1"/>
      <text:p text:style-name="P1">Linux partitions</text:p>
      <text:p text:style-name="P1"/>
      <text:p text:style-name="P1">/<text:tab/><text:tab/>root</text:p>
      <text:p text:style-name="P1">/boot<text:tab/><text:tab/>boot</text:p>
      <text:p text:style-name="P2">/boot/efi<text:tab/>efi</text:p>
      <text:p text:style-name="P2"/>
      <text:p text:style-name="P2"/>
      <text:p text:style-name="P2"/>
      <text:p text:style-name="P3">Boot into minimum install with USB medium.</text:p>
      <text:p text:style-name="P3">Make a boot directory</text:p>
      <text:p text:style-name="P3"/>
      <text:p text:style-name="P3"># mkdir /mnt/boot</text:p>
      <text:p text:style-name="P2"/>
      <text:p text:style-name="P4">Now mount the partition created for bios boot into the this directory</text:p>
      <text:p text:style-name="P4"># mount /<text:span text:style-name="T1">dev/sda1 /mnt/boot</text:span></text:p>
      <text:p text:style-name="P4"/>
      <text:p text:style-name="P4"/>
      <text:p text:style-name="P5">Now chroot into Gentoo and make a directory inside /boot</text:p>
      <text:p text:style-name="P5"/>
      <text:p text:style-name="P5"># mkdir /boot/efi</text:p>
      <text:p text:style-name="P5"/>
      <text:p text:style-name="P5"># mount /dev/sda2 /boot/efi</text:p>
      <text:p text:style-name="P8"/>
      <text:p text:style-name="P5"/>
      <text:p text:style-name="P5"/>
      <text:p text:style-name="P5">Run the <text:span text:style-name="T2">grub-install</text:span></text:p>
      <text:p text:style-name="P5"/>
      <text:p text:style-name="P9">To install GRUB2 to the MBR: </text:p>
      <text:p text:style-name="Text_20_body"><text:span text:style-name="Source_20_Text"><text:span text:style-name="T3">root #</text:span></text:span><text:span text:style-name="Source_20_Text">grub-install /dev/sda</text:span></text:p>
      <text:p text:style-name="P6">Installation finished. No error reported.</text:p>
      <text:p text:style-name="Text_20_body">To install GRUB2 on an EFI capable system: </text:p>
      <text:p text:style-name="Text_20_body"><text:span text:style-name="Source_20_Text"><text:span text:style-name="T3">root #</text:span></text:span><text:span text:style-name="Source_20_Text">grub-install --target=x86_64-efi</text:span></text:p>
      <text:p text:style-name="P6">Installation finished. No error reported.</text:p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9:16:23.142321178</meta:creation-date>
    <dc:date>2019-10-29T20:30:08.925345952</dc:date>
    <meta:editing-duration>PT16M46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1" meta:paragraph-count="20" meta:word-count="91" meta:character-count="572" meta:non-whitespace-character-count="498"/>
  </office:meta>
</office:document-meta>
</file>